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litFunction.getArgumentDes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Function.setParameters( Collection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plitFunction.getReference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litFunction.SplitFun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plitFunction.execute( SampleResult previousResult , Sampler currentSampl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23">
            <text:p text:style-name="Table_20_Contents">2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